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svg:stroke-width="0.0598in" svg:stroke-color="#000000" draw:marker-start-width="0.228in" draw:marker-end-width="0.228in" draw:fill="none" draw:textarea-horizontal-align="justify" draw:textarea-vertical-align="middle" draw:auto-grow-height="false" fo:min-height="1.2154in" fo:min-width="1.2154in" fo:padding-top="0.0291in" fo:padding-bottom="0.0291in" fo:padding-left="0.0291in" fo:padding-right="0.0291in" loext:decorative="false" style:run-through="foreground" style:wrap="run-through" style:number-wrapped-paragraphs="no-limit" style:vertical-pos="middle" style:vertical-rel="page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1.8004in" svg:height="1.8004in" svg:x="0.6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3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1:04:20.492000000</meta:creation-date>
    <dc:date>2024-04-27T11:13:29.727000000</dc:date>
    <meta:editing-duration>PT9M9S</meta:editing-duration>
    <meta:editing-cycles>2</meta:editing-cycles>
    <meta:generator>LibreOffice/24.2.2.2$Windows_X86_64 LibreOffice_project/d56cc158d8a96260b836f100ef4b4ef25d6f1a01</meta:generator>
    <meta:print-date>2024-04-27T11:12:47.320000000</meta:print-date>
    <meta:printed-by>PDF files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